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2.55cm" svg:height="1.27cm" svg:x="6.08cm" svg:y="7.385cm">
          <text:p text:style-name="P1"><text:span text:style-name="T1">Acquir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44cm" svg:y1="7.35cm" svg:x2="6.08cm" svg:y2="8.02cm" draw:start-shape="id1" draw:start-glue-point="2" draw:end-shape="id2" draw:end-glue-point="3" svg:d="m5440 7350v670h640">
          <text:p/>
        </draw:connector>
        <draw:custom-shape draw:style-name="gr1" draw:text-style-name="P2" draw:id="id3" draw:layer="layout" svg:width="2.513cm" svg:height="1.27cm" svg:x="8.747cm" svg:y="13.23cm">
          <text:p text:style-name="P1"><text:span text:style-name="T1">Expor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355cm" svg:y1="8.655cm" svg:x2="8.747cm" svg:y2="13.865cm" draw:start-shape="id2" draw:start-glue-point="2" draw:end-shape="id3" draw:end-glue-point="3" svg:d="m7355 8655v5210h1392">
          <text:p/>
        </draw:connector>
        <draw:custom-shape draw:style-name="gr1" draw:text-style-name="P2" draw:id="id4" draw:layer="layout" svg:width="3.165cm" svg:height="1.27cm" svg:x="8.63cm" svg:y="8.755cm">
          <text:p text:style-name="P1"><text:span text:style-name="T1">Setu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5.08cm" svg:height="1.27cm" svg:x="8.755cm" svg:y="14.335cm">
          <text:p text:style-name="P1"><text:span text:style-name="T1">UpdateStat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355cm" svg:y1="8.655cm" svg:x2="8.63cm" svg:y2="9.39cm" draw:start-shape="id2" draw:start-glue-point="2" draw:end-shape="id4" draw:end-glue-point="3" svg:d="m7355 8655v735h1275">
          <text:p/>
        </draw:connector>
        <draw:connector draw:style-name="gr2" draw:text-style-name="P2" draw:layer="layout" svg:x1="7.355cm" svg:y1="8.655cm" svg:x2="8.755cm" svg:y2="14.97cm" draw:start-shape="id2" draw:start-glue-point="2" draw:end-shape="id5" draw:end-glue-point="3" svg:d="m7355 8655v6315h1400">
          <text:p/>
        </draw:connector>
        <draw:frame draw:style-name="gr3" draw:text-style-name="P3" draw:id="id6" draw:layer="layout" svg:width="1.772cm" svg:height="0.962cm" svg:x="2.115cm" svg:y="4.988cm">
          <draw:text-box>
            <text:p><text:span text:style-name="T2">SVS</text:span></text:p>
          </draw:text-box>
        </draw:frame>
        <draw:custom-shape draw:style-name="gr1" draw:text-style-name="P2" draw:id="id1" draw:layer="layout" svg:width="2.55cm" svg:height="1.27cm" svg:x="4.165cm" svg:y="6.08cm">
          <text:p text:style-name="P1"><text:span text:style-name="T1">Imp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001cm" svg:y1="5.95cm" svg:x2="4.165cm" svg:y2="6.715cm" draw:start-shape="id6" draw:start-glue-point="2" draw:end-shape="id1" draw:end-glue-point="3" svg:d="m3001 5950v765h1164">
          <text:p/>
        </draw:connector>
        <draw:custom-shape draw:style-name="gr1" draw:text-style-name="P2" draw:id="id7" draw:layer="layout" svg:width="2.513cm" svg:height="1.27cm" svg:x="11.187cm" svg:y="10.125cm">
          <text:p text:style-name="P1"><text:span text:style-name="T1">GetAlman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2.513cm" svg:height="1.27cm" svg:x="11.188cm" svg:y="11.225cm">
          <text:p text:style-name="P1"><text:span text:style-name="T1">SV_Po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2.513cm" svg:height="1.27cm" svg:x="11.189cm" svg:y="12.225cm">
          <text:p text:style-name="P1"><text:span text:style-name="T1">SV_Predi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212cm" svg:y1="10.025cm" svg:x2="11.187cm" svg:y2="10.76cm" draw:start-shape="id4" draw:start-glue-point="2" draw:end-shape="id7" draw:end-glue-point="3" svg:d="m10212 10025v735h975">
          <text:p/>
        </draw:connector>
        <draw:connector draw:style-name="gr2" draw:text-style-name="P1" draw:layer="layout" svg:x1="10.212cm" svg:y1="10.025cm" svg:x2="11.188cm" svg:y2="11.86cm" draw:start-shape="id4" draw:start-glue-point="2" draw:end-shape="id8" draw:end-glue-point="3" svg:d="m10212 10025v1835h976">
          <text:p/>
        </draw:connector>
        <draw:connector draw:style-name="gr2" draw:text-style-name="P1" draw:layer="layout" svg:x1="10.212cm" svg:y1="10.025cm" svg:x2="11.189cm" svg:y2="12.86cm" draw:start-shape="id4" draw:start-glue-point="2" draw:end-shape="id9" draw:end-glue-point="3" svg:d="m10212 10025v2835h9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zimout </meta:initial-creator>
    <meta:creation-date>2010-11-08T15:01:43</meta:creation-date>
    <meta:generator>OpenOffice.org/3.2$Unix OpenOffice.org_project/320m19$Build-9505</meta:generator>
    <dc:date>2010-11-11T12:12:45</dc:date>
    <dc:creator>azimout </dc:creator>
    <meta:editing-duration>PT00H20M32S</meta:editing-duration>
    <meta:editing-cycles>6</meta:editing-cycles>
    <meta:document-statistic meta:object-count="17"/>
  </office:meta>
</office:document-meta>
</file>